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cc" fo:font-size="26pt" fo:font-weight="bold" officeooo:rsid="001bb3b3" officeooo:paragraph-rsid="001bb3b3" fo:background-color="#ffffff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cc" fo:font-size="26pt" fo:font-weight="bold" officeooo:rsid="001bb3b3" officeooo:paragraph-rsid="001bb3b3" fo:background-color="#ffffff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fo:font-size="12pt" fo:font-weight="normal" officeooo:rsid="001bb3b3" officeooo:paragraph-rsid="001bb3b3" fo:background-color="#ffffff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color="#000099" fo:font-size="12pt" fo:font-weight="normal" officeooo:rsid="001bb3b3" officeooo:paragraph-rsid="001bb3b3" fo:background-color="#ffffff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.499cm" loext:contextual-spacing="false"/>
    </style:style>
    <style:style style:name="P6" style:family="paragraph" style:parent-style-name="Text_20_body">
      <style:paragraph-properties fo:margin-top="0cm" fo:margin-bottom="0.499cm" loext:contextual-spacing="false"/>
      <style:text-properties fo:color="#000099" style:font-name="Liberation Serif" fo:font-size="14pt" fo:font-weight="normal" officeooo:rsid="001bb3b3" officeooo:paragraph-rsid="00248ad4" fo:background-color="#ffffff" style:font-name-asian="Noto Sans CJK SC Regular" style:font-size-asian="14pt" style:font-weight-asian="normal" style:font-name-complex="FreeSans" style:font-size-complex="14pt" style:font-weight-complex="normal"/>
    </style:style>
    <style:style style:name="P7" style:family="paragraph" style:parent-style-name="Text_20_body">
      <style:paragraph-properties fo:margin-top="0cm" fo:margin-bottom="0.499cm" loext:contextual-spacing="false"/>
      <style:text-properties fo:color="#000099" style:font-name="Liberation Serif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P8" style:family="paragraph" style:parent-style-name="Text_20_body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9" style:family="paragraph" style:parent-style-name="Text_20_body">
      <style:paragraph-properties fo:margin-top="0cm" fo:margin-bottom="0.499cm" loext:contextual-spacing="false"/>
      <style:text-properties fo:color="#000000" style:font-name="Liberation Serif" fo:font-size="12pt" fo:font-weight="normal" officeooo:rsid="001bb3b3" officeooo:paragraph-rsid="00248ad4" fo:background-color="#ffffff" style:font-name-asian="Noto Sans CJK SC Regular" style:font-size-asian="12pt" style:font-weight-asian="normal" style:font-name-complex="FreeSans" style:font-size-complex="12pt" style:font-weight-complex="normal"/>
    </style:style>
    <style:style style:name="P10" style:family="paragraph" style:parent-style-name="Text_20_body">
      <style:paragraph-properties fo:margin-top="0cm" fo:margin-bottom="0.499cm" loext:contextual-spacing="false"/>
      <style:text-properties fo:color="#000000" style:font-name="Liberation Serif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P11" style:family="paragraph" style:parent-style-name="Heading_20_2">
      <style:paragraph-properties fo:margin-top="0cm" fo:margin-bottom="0.499cm" loext:contextual-spacing="false"/>
      <style:text-properties fo:color="#000099" style:font-name="Liberation Serif" fo:font-size="14pt" fo:font-weight="normal" officeooo:rsid="001bb3b3" officeooo:paragraph-rsid="00248ad4" fo:background-color="#ffffff" style:font-name-asian="Noto Sans CJK SC Regular" style:font-size-asian="14pt" style:font-weight-asian="normal" style:font-name-complex="FreeSans" style:font-size-complex="14pt" style:font-weight-complex="normal"/>
    </style:style>
    <style:style style:name="P12" style:family="paragraph" style:parent-style-name="Heading_20_2">
      <style:paragraph-properties fo:margin-top="0cm" fo:margin-bottom="0.499cm" loext:contextual-spacing="false"/>
      <style:text-properties fo:color="#000099" style:font-name="Liberation Serif" fo:font-size="12pt" style:font-size-asian="12pt" style:font-size-complex="12pt"/>
    </style:style>
    <style:style style:name="P13" style:family="paragraph" style:parent-style-name="Heading_20_2">
      <style:paragraph-properties fo:margin-top="0cm" fo:margin-bottom="0.499cm" loext:contextual-spacing="false"/>
      <style:text-properties fo:color="#000099" style:font-name="Liberation Serif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rsid="00248ad4" officeooo:paragraph-rsid="00248ad4"/>
    </style:style>
    <style:style style:name="P16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17" style:family="paragraph" style:parent-style-name="Preformatted_20_Text">
      <style:paragraph-properties fo:margin-top="0cm" fo:margin-bottom="0.499cm" loext:contextual-spacing="false"/>
      <style:text-properties fo:font-weight="bold" officeooo:rsid="00248ad4" officeooo:paragraph-rsid="00248ad4" style:font-weight-asian="bold" style:font-weight-complex="bold"/>
    </style:style>
    <style:style style:name="P18" style:family="paragraph" style:parent-style-name="Preformatted_20_Text">
      <style:paragraph-properties fo:margin-top="0cm" fo:margin-bottom="0.499cm" loext:contextual-spacing="false" fo:line-height="100%"/>
      <style:text-properties fo:font-weight="bold" style:font-weight-asian="bold" style:font-weight-complex="bold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weight="normal" officeooo:rsid="001bb3b3" officeooo:paragraph-rsid="00248ad4" fo:background-color="#ffffff" style:font-name-asian="Noto Sans CJK SC Regular" style:font-size-asian="12pt" style:font-weight-asian="normal" style:font-name-complex="FreeSans" style:font-size-complex="12pt" style:font-weight-complex="normal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P22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P23" style:family="paragraph" style:parent-style-name="Preformatted_20_Text">
      <style:paragraph-properties fo:margin-top="0cm" fo:margin-bottom="0.499cm" loext:contextual-spacing="false"/>
      <style:text-properties fo:color="#000099" style:font-name="Liberation Serif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P24" style:family="paragraph" style:parent-style-name="Preformatted_20_Text">
      <style:paragraph-properties fo:margin-top="0cm" fo:margin-bottom="0.499cm" loext:contextual-spacing="false" fo:line-height="100%"/>
      <style:text-properties officeooo:paragraph-rsid="003e7aaf"/>
    </style:style>
    <style:style style:name="P25" style:family="paragraph" style:parent-style-name="Heading_20_2">
      <style:paragraph-properties fo:text-align="justify" style:justify-single-word="false"/>
      <style:text-properties fo:color="#000099" fo:font-size="14pt" fo:font-weight="normal" officeooo:rsid="001bb3b3" officeooo:paragraph-rsid="001bb3b3" fo:background-color="#ffffff" style:font-size-asian="14pt" style:font-weight-asian="normal" style:font-size-complex="14pt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fo:color="#000099" fo:font-size="12pt" fo:font-weight="normal" officeooo:rsid="001bb3b3" officeooo:paragraph-rsid="001bb3b3" fo:background-color="#ffffff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fo:font-weight="bold" style:font-weight-asian="bold" style:font-weight-complex="bold"/>
    </style:style>
    <style:style style:name="P28" style:family="paragraph" style:parent-style-name="Preformatted_20_Text">
      <style:text-properties officeooo:paragraph-rsid="0030febb"/>
    </style:style>
    <style:style style:name="P29" style:family="paragraph" style:parent-style-name="Text_20_body" style:list-style-name="L1"/>
    <style:style style:name="P30" style:family="paragraph" style:parent-style-name="Text_20_body">
      <style:text-properties fo:font-weight="bold" style:font-weight-asian="bold" style:font-weight-complex="bold"/>
    </style:style>
    <style:style style:name="P31" style:family="paragraph" style:parent-style-name="Text_20_body" style:list-style-name="L1">
      <style:paragraph-properties fo:margin-top="0cm" fo:margin-bottom="0cm" loext:contextual-spacing="false"/>
    </style:style>
    <style:style style:name="P32" style:family="paragraph" style:parent-style-name="Text_20_body">
      <style:paragraph-properties fo:margin-top="0cm" fo:margin-bottom="0.499cm" loext:contextual-spacing="false"/>
      <style:text-properties fo:color="#0000cc" fo:font-size="12pt" fo:font-weight="bold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34" style:family="paragraph" style:parent-style-name="Preformatted_20_Text">
      <style:text-properties fo:font-weight="bold" style:font-weight-asian="bold" style:font-weight-complex="bold"/>
    </style:style>
    <style:style style:name="P35" style:family="paragraph" style:parent-style-name="Preformatted_20_Text">
      <style:paragraph-properties fo:margin-top="0cm" fo:margin-bottom="0.499cm" loext:contextual-spacing="false"/>
    </style:style>
    <style:style style:name="P36" style:family="paragraph" style:parent-style-name="Preformatted_20_Text">
      <style:paragraph-properties fo:margin-top="0cm" fo:margin-bottom="0.499cm" loext:contextual-spacing="false"/>
      <style:text-properties officeooo:paragraph-rsid="004da362"/>
    </style:style>
    <style:style style:name="P37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38" style:family="paragraph" style:parent-style-name="Preformatted_20_Text">
      <style:paragraph-properties fo:margin-top="0cm" fo:margin-bottom="0.499cm" loext:contextual-spacing="false"/>
      <style:text-properties fo:font-weight="bold" officeooo:rsid="004da362" officeooo:paragraph-rsid="004da362" style:font-weight-asian="bold" style:font-weight-complex="bold"/>
    </style:style>
    <style:style style:name="P39" style:family="paragraph" style:parent-style-name="Heading_20_2">
      <style:paragraph-properties fo:margin-top="0cm" fo:margin-bottom="0.499cm" loext:contextual-spacing="false"/>
      <style:text-properties fo:color="#0000cc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1c8807" style:font-size-asian="12pt" style:font-weight-asian="normal" style:font-size-complex="12pt" style:font-weight-complex="normal"/>
    </style:style>
    <style:style style:name="T7" style:family="text">
      <style:text-properties fo:color="#000000" officeooo:rsid="00213c51"/>
    </style:style>
    <style:style style:name="T8" style:family="text">
      <style:text-properties fo:color="#000000" style:font-name="Liberation Serif" fo:font-size="12pt" fo:font-weight="normal" officeooo:rsid="001bb3b3" fo:background-color="#ffffff" loext:char-shading-value="0" style:font-name-asian="Noto Sans CJK SC Regular" style:font-size-asian="12pt" style:font-weight-asian="normal" style:font-name-complex="FreeSans" style:font-size-complex="12pt" style:font-weight-complex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style="italic"/>
    </style:style>
    <style:style style:name="T11" style:family="text">
      <style:text-properties fo:color="#000099" fo:font-size="12pt" fo:font-weight="normal" officeooo:rsid="001c8807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4pt" style:font-name-asian="Noto Sans CJK SC Regular" style:font-size-asian="14pt" style:font-name-complex="FreeSans" style:font-size-complex="14pt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b1c36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e7aaf"/>
    </style:style>
    <style:style style:name="T19" style:family="text">
      <style:text-properties fo:font-size="11pt" fo:font-weight="normal" style:font-size-asian="11pt" style:font-weight-asian="normal" style:font-size-complex="11pt" style:font-weight-complex="normal"/>
    </style:style>
    <style:style style:name="T20" style:family="text">
      <style:text-properties officeooo:rsid="004da362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jango </text:p>
      <text:p text:style-name="P1"/>
      <text:p text:style-name="P2"><text:span text:style-name="T11">Django</text:span><text:span text:style-name="T6"> </text:span><text:span text:style-name="T5">is a </text:span><text:a xlink:type="simple" xlink:href="https://en.wikipedia.org/wiki/Free_and_open-source_software" text:style-name="Internet_20_link" text:visited-style-name="Visited_20_Internet_20_Link"><text:span text:style-name="T2">free and open-source</text:span></text:a><text:span text:style-name="T5"> </text:span><text:a xlink:type="simple" xlink:href="https://en.wikipedia.org/wiki/Web_framework" text:style-name="Internet_20_link" text:visited-style-name="Visited_20_Internet_20_Link"><text:span text:style-name="T2">web framework</text:span></text:a><text:span text:style-name="T5">, written in </text:span><text:a xlink:type="simple" xlink:href="https://en.wikipedia.org/wiki/Python_%28programming_language%29" text:style-name="Internet_20_link" text:visited-style-name="Visited_20_Internet_20_Link"><text:span text:style-name="T2">Python</text:span></text:a><text:span text:style-name="T5">, which follows the model-view-template (MVT) </text:span><text:a xlink:type="simple" xlink:href="https://en.wikipedia.org/wiki/Architectural_pattern_%28computer_science%29" text:style-name="Internet_20_link" text:visited-style-name="Visited_20_Internet_20_Link"><text:span text:style-name="T2">architectural pattern</text:span></text:a><text:span text:style-name="T5">. It is maintained by the </text:span><text:a xlink:type="simple" xlink:href="https://en.wikipedia.org/wiki/Django_Software_Foundation" text:style-name="Internet_20_link" text:visited-style-name="Visited_20_Internet_20_Link"><text:span text:style-name="T2">Django Software Foundation</text:span></text:a><text:span text:style-name="T5"> (DSF).</text:span></text:p>
      <text:p text:style-name="P3"/>
      <text:h text:style-name="P25" text:outline-level="2"><text:bookmark text:name="History"/>History</text:h>
      <text:p text:style-name="P3">Django was born in the fall of 2003, when the <text:a xlink:type="simple" xlink:href="https://en.wikipedia.org/wiki/Web_programmer" text:style-name="Internet_20_link" text:visited-style-name="Visited_20_Internet_20_Link">web programmers</text:a> at the <text:a xlink:type="simple" xlink:href="https://en.wikipedia.org/wiki/Lawrence_Journal-World" text:style-name="Internet_20_link" text:visited-style-name="Visited_20_Internet_20_Link"><text:span text:style-name="T10">Lawrence Journal-World</text:span></text:a> newspaper, <text:a xlink:type="simple" xlink:href="https://en.wikipedia.org/wiki/Adrian_Holovaty" text:style-name="Internet_20_link" text:visited-style-name="Visited_20_Internet_20_Link">Adrian Holovaty</text:a> and <text:a xlink:type="simple" xlink:href="https://en.wikipedia.org/wiki/Simon_Willison" text:style-name="Internet_20_link" text:visited-style-name="Visited_20_Internet_20_Link">Simon Willison</text:a>, began using Python to build applications.<text:bookmark text:name="cite_ref-Django.27s_History_16-0"/><text:a xlink:type="simple" xlink:href="https://en.wikipedia.org/wiki/Django_%28web_framework%29#cite_note-Django.27s_History-16" text:style-name="Internet_20_link" text:visited-style-name="Visited_20_Internet_20_Link">[16]</text:a> It was released publicly under a <text:a xlink:type="simple" xlink:href="https://en.wikipedia.org/wiki/BSD_license" text:style-name="Internet_20_link" text:visited-style-name="Visited_20_Internet_20_Link">BSD license</text:a> in July 2005. The framework was named after guitarist <text:a xlink:type="simple" xlink:href="https://en.wikipedia.org/wiki/Django_Reinhardt" text:style-name="Internet_20_link" text:visited-style-name="Visited_20_Internet_20_Link">Django Reinhardt</text:a>.</text:p>
      <text:p text:style-name="P3"/>
      <text:h text:style-name="P25" text:outline-level="2">Install the Django</text:h>
      <text:p text:style-name="P4"><text:span text:style-name="Source_20_Text"><text:span text:style-name="T7">$p</text:span></text:span><text:span text:style-name="Source_20_Text"><text:span text:style-name="T3">ip install Django</text:span></text:span></text:p>
      <text:h text:style-name="P26" text:outline-level="2"><text:span text:style-name="Source_20_Text"><text:span text:style-name="T12">Verifying</text:span></text:span></text:h>
      <text:p text:style-name="Text_20_body">To verify that Django can be seen by Python, type <text:span text:style-name="Source_20_Text">python</text:span> from your shell. Then at the Python prompt, try to import Django:</text:p>
      <text:p text:style-name="P27">&gt;&gt;&gt; import django</text:p>
      <text:p text:style-name="P27">&gt;&gt;&gt; print(django.get_version())</text:p>
      <text:p text:style-name="P16">1.11</text:p>
      <text:p text:style-name="P15">or </text:p>
      <text:p text:style-name="P17">$ python -m django –version</text:p>
      <text:h text:style-name="P11" text:outline-level="2">Creating a project</text:h>
      <text:p text:style-name="P6"><text:span text:style-name="T4">From the command line, </text:span><text:span text:style-name="Source_20_Text"><text:span text:style-name="T4">cd</text:span></text:span><text:span text:style-name="T4"> into a directory where you’d like to store your code, then run the following command:</text:span></text:p>
      <text:p text:style-name="P16">$ django-admin startproject mysite</text:p>
      <text:p text:style-name="P16"><text:span text:style-name="T8">This will create a </text:span><text:span text:style-name="Source_20_Text"><text:span text:style-name="T8">mysite</text:span></text:span><text:span text:style-name="T8"> directory in your current directory.</text:span></text:p>
      <text:p text:style-name="P6"><text:span text:style-name="T4">Let’s look at what </text:span><text:a xlink:type="simple" xlink:href="https://docs.djangoproject.com/en/1.11/ref/django-admin/#django-admin-startproject" text:style-name="Internet_20_link" text:visited-style-name="Visited_20_Internet_20_Link"><text:span text:style-name="Source_20_Text"><text:span text:style-name="T4">startproject</text:span></text:span></text:a><text:span text:style-name="T4"> created:</text:span></text:p>
      <text:p text:style-name="P20">mysite/</text:p>
      <text:p text:style-name="P28"><text:s text:c="4"/>manage.py</text:p>
      <text:p text:style-name="Preformatted_20_Text"><text:s text:c="4"/>mysite/</text:p>
      <text:p text:style-name="Preformatted_20_Text"><text:s text:c="8"/>__init__.py</text:p>
      <text:p text:style-name="Preformatted_20_Text"><text:s text:c="8"/>settings.py</text:p>
      <text:p text:style-name="Preformatted_20_Text"><text:s text:c="8"/>urls.py</text:p>
      <text:p text:style-name="P14"><text:s text:c="8"/>wsgi.py</text:p>
      <text:p text:style-name="P8"><text:soft-page-break/>These files are:</text:p>
      <text:list xml:id="list1385592170496045257" text:style-name="L1">
        <text:list-item>
          <text:p text:style-name="P31"><text:span text:style-name="T13">The outer </text:span><text:span text:style-name="Source_20_Text"><text:span text:style-name="T14">mysite/</text:span></text:span><text:span text:style-name="T14"> </text:span><text:span text:style-name="T13">root directory is just a container for your project. Its name doesn’t matter to Django; you can rename it to anything you like. </text:span></text:p>
        </text:list-item>
        <text:list-item>
          <text:p text:style-name="P31"><text:span text:style-name="Source_20_Text"><text:span text:style-name="T14">manage.py</text:span></text:span><text:span text:style-name="T14">:</text:span><text:span text:style-name="T13"> A command-line utility that lets you interact with this Django project in various ways. You can read all the details about </text:span><text:span text:style-name="Source_20_Text"><text:span text:style-name="T13">manage.py</text:span></text:span><text:span text:style-name="T13"> in </text:span><text:a xlink:type="simple" xlink:href="https://docs.djangoproject.com/en/1.11/ref/django-admin/" text:style-name="Internet_20_link" text:visited-style-name="Visited_20_Internet_20_Link"><text:span text:style-name="T13">django-admin and manage.py</text:span></text:a><text:span text:style-name="T13">. </text:span></text:p>
        </text:list-item>
        <text:list-item>
          <text:p text:style-name="P31"><text:span text:style-name="T13">The inner </text:span><text:span text:style-name="Source_20_Text"><text:span text:style-name="T13">mysite/</text:span></text:span><text:span text:style-name="T13"> directory is the actual Python package for your project. Its name is the Python package name you’ll need to use to import anything inside it (e.g. </text:span><text:span text:style-name="Source_20_Text"><text:span text:style-name="T13">mysite.urls</text:span></text:span><text:span text:style-name="T13">). </text:span></text:p>
        </text:list-item>
        <text:list-item>
          <text:p text:style-name="P31"><text:span text:style-name="Source_20_Text"><text:span text:style-name="T14">mysite/__init__.py</text:span></text:span><text:span text:style-name="T13">: An empty file that tells Python that this directory should be considered a Python package. If you’re a Python beginner, read </text:span><text:a xlink:type="simple" xlink:href="https://docs.python.org/3/tutorial/modules.html#tut-packages" text:style-name="Internet_20_link" text:visited-style-name="Visited_20_Internet_20_Link"><text:span text:style-name="T13">more about packages</text:span></text:a><text:span text:style-name="T13"> in the official Python docs. </text:span></text:p>
        </text:list-item>
        <text:list-item>
          <text:p text:style-name="P31"><text:span text:style-name="Source_20_Text"><text:span text:style-name="T14">mysite/settings.py</text:span></text:span><text:span text:style-name="T13">: Settings/configuration for this Django project. </text:span><text:a xlink:type="simple" xlink:href="https://docs.djangoproject.com/en/1.11/topics/settings/" text:style-name="Internet_20_link" text:visited-style-name="Visited_20_Internet_20_Link"><text:span text:style-name="T13">Django settings</text:span></text:a><text:span text:style-name="T13"> will tell you all about how settings work. </text:span></text:p>
        </text:list-item>
        <text:list-item>
          <text:p text:style-name="P31"><text:span text:style-name="Source_20_Text"><text:span text:style-name="T14">mysite/urls.py</text:span></text:span><text:span text:style-name="T13">: The URL declarations for this Django project; a “table of contents” of your Django-powered site. You can read more about URLs in </text:span><text:a xlink:type="simple" xlink:href="https://docs.djangoproject.com/en/1.11/topics/http/urls/" text:style-name="Internet_20_link" text:visited-style-name="Visited_20_Internet_20_Link"><text:span text:style-name="T13">URL dispatcher</text:span></text:a><text:span text:style-name="T13">. </text:span></text:p>
        </text:list-item>
        <text:list-item>
          <text:p text:style-name="P29"><text:span text:style-name="Source_20_Text"><text:span text:style-name="T14">mysite/wsgi.py</text:span></text:span><text:span text:style-name="T13">: An entry-point for WSGI-compatible web servers to serve your project. See </text:span><text:a xlink:type="simple" xlink:href="https://docs.djangoproject.com/en/1.11/howto/deployment/wsgi/" text:style-name="Internet_20_link" text:visited-style-name="Visited_20_Internet_20_Link"><text:span text:style-name="T13">How to deploy with WSGI</text:span></text:a><text:span text:style-name="T13"> for more details. </text:span></text:p>
        </text:list-item>
      </text:list>
      <text:h text:style-name="P12" text:outline-level="2">The development server</text:h>
      <text:p text:style-name="P5"><text:span text:style-name="T13">By default, the </text:span><text:a xlink:type="simple" xlink:href="https://docs.djangoproject.com/en/1.11/ref/django-admin/#django-admin-runserver" text:style-name="Internet_20_link" text:visited-style-name="Visited_20_Internet_20_Link"><text:span text:style-name="Source_20_Text"><text:span text:style-name="T1">runserver</text:span></text:span></text:a><text:span text:style-name="T13"> command starts the development server on the internal IP at port 8000.</text:span>If you want to change the server’s port, pass it as a command-line argument. For instance, this command starts the server on port 8080:</text:p>
      <text:p text:style-name="P18">$ python manage.py runserver</text:p>
      <text:p text:style-name="P24"><text:span text:style-name="T18">or </text:span><text:span text:style-name="T15">$ python manage.py runserver </text:span><text:span text:style-name="T16">8080</text:span></text:p>
      <text:h text:style-name="P13" text:outline-level="2">Creating the Polls app</text:h>
      <text:p text:style-name="P7"><text:span text:style-name="T9">Your apps can live anywhere on your </text:span><text:a xlink:type="simple" xlink:href="https://docs.python.org/3/tutorial/modules.html#tut-searchpath" text:style-name="Internet_20_link" text:visited-style-name="Visited_20_Internet_20_Link">Python path</text:a><text:span text:style-name="T9">. In this tutorial, we’ll create our poll app right next to your </text:span><text:span text:style-name="Source_20_Text"><text:span text:style-name="T9">manage.py</text:span></text:span><text:span text:style-name="T9"> file so that it can be imported as its own top-level module, rather than a submodule of </text:span><text:span text:style-name="Source_20_Text"><text:span text:style-name="T9">mysite</text:span></text:span><text:span text:style-name="T9">.</text:span></text:p>
      <text:p text:style-name="Text_20_body">To create your app, make sure you’re in the same directory as <text:span text:style-name="Source_20_Text">manage.py</text:span> and type this command:</text:p>
      <text:p text:style-name="P22">$ python manage.py startapp polls</text:p>
      <text:p text:style-name="P10"><text:span text:style-name="T19">That’ll create a directory </text:span><text:span text:style-name="Source_20_Text"><text:span text:style-name="T19">polls</text:span></text:span><text:span text:style-name="T19">, which is laid out like this:</text:span></text:p>
      <text:p text:style-name="Preformatted_20_Text">polls/</text:p>
      <text:p text:style-name="Preformatted_20_Text"><text:s text:c="4"/>__init__.py</text:p>
      <text:p text:style-name="Preformatted_20_Text"><text:s text:c="4"/>admin.py</text:p>
      <text:p text:style-name="Preformatted_20_Text"><text:s text:c="4"/>apps.py</text:p>
      <text:p text:style-name="Preformatted_20_Text"><text:s text:c="4"/>migrations/</text:p>
      <text:p text:style-name="Preformatted_20_Text"><text:s text:c="8"/>__init__.py</text:p>
      <text:p text:style-name="Preformatted_20_Text"><text:s text:c="4"/>models.py</text:p>
      <text:p text:style-name="Preformatted_20_Text"><text:s text:c="4"/>tests.py</text:p>
      <text:p text:style-name="P14"><text:s text:c="4"/>views.py</text:p>
      <text:h text:style-name="P39" text:outline-level="2"><text:soft-page-break/>Write your first view</text:h>
      <text:p text:style-name="P32"><text:span text:style-name="T9">Let’s write the first view. Open the file </text:span><text:span text:style-name="Source_20_Text"><text:span text:style-name="T9">polls/views.py</text:span></text:span><text:span text:style-name="T9"> and put the following Python code in it:</text:span></text:p>
      <text:p text:style-name="P30">polls/views.py</text:p>
      <text:p text:style-name="P27">from django.http import HttpResponse</text:p>
      <text:p text:style-name="P27">def index(request):</text:p>
      <text:p text:style-name="P16"><text:s text:c="4"/>return HttpResponse("Hello, world. You're at the polls index.")</text:p>
      <text:p text:style-name="P36"><text:span text:style-name="T20">T</text:span>his is the simplest view possible in Django. To call the view, we need to map it to a URL - and for this we need a URLconf.</text:p>
      <text:p text:style-name="Text_20_body">To create a URLconf in the polls directory, create a file called <text:span text:style-name="Source_20_Text">urls.py</text:span>. Your app directory should now look like:</text:p>
      <text:p text:style-name="Preformatted_20_Text">polls/</text:p>
      <text:p text:style-name="Preformatted_20_Text"><text:s text:c="4"/>__init__.py</text:p>
      <text:p text:style-name="Preformatted_20_Text"><text:s text:c="4"/>admin.py</text:p>
      <text:p text:style-name="Preformatted_20_Text"><text:s text:c="4"/>apps.py</text:p>
      <text:p text:style-name="Preformatted_20_Text"><text:s text:c="4"/>migrations/</text:p>
      <text:p text:style-name="Preformatted_20_Text"><text:s text:c="8"/>__init__.py</text:p>
      <text:p text:style-name="Preformatted_20_Text"><text:s text:c="4"/>models.py</text:p>
      <text:p text:style-name="Preformatted_20_Text"><text:s text:c="4"/>tests.py</text:p>
      <text:p text:style-name="Preformatted_20_Text"><text:s text:c="4"/>urls.py</text:p>
      <text:p text:style-name="P14"><text:s text:c="4"/>views.py</text:p>
      <text:p text:style-name="Text_20_body">In the <text:span text:style-name="Source_20_Text">polls/urls.py</text:span> file include the following code:</text:p>
      <text:p text:style-name="P30">polls/urls.py</text:p>
      <text:p text:style-name="P27">from django.conf.urls import url</text:p>
      <text:p text:style-name="P27"/>
      <text:p text:style-name="P27">from . import views</text:p>
      <text:p text:style-name="P27"/>
      <text:p text:style-name="P27">urlpatterns = [</text:p>
      <text:p text:style-name="P27"><text:s text:c="4"/>url(r'^$', views.index, name='index'),</text:p>
      <text:p text:style-name="P16">]</text:p>
      <text:p text:style-name="P33"><text:span text:style-name="T19">The next step is to point the root URLconf at the </text:span><text:span text:style-name="Source_20_Text"><text:span text:style-name="T19">polls.urls</text:span></text:span><text:span text:style-name="T19"> module. In </text:span><text:span text:style-name="Source_20_Text"><text:span text:style-name="T19">mysite/urls.py</text:span></text:span><text:span text:style-name="T19">, add an import for </text:span><text:span text:style-name="Source_20_Text"><text:span text:style-name="T19">django.conf.urls.include</text:span></text:span><text:span text:style-name="T19"> and insert an </text:span><text:a xlink:type="simple" xlink:href="https://docs.djangoproject.com/en/1.11/ref/urls/#django.conf.urls.include" text:style-name="Internet_20_link" text:visited-style-name="Visited_20_Internet_20_Link"><text:span text:style-name="Source_20_Text"><text:span text:style-name="T19">include()</text:span></text:span></text:a><text:span text:style-name="T19"> in the </text:span><text:span text:style-name="Source_20_Text"><text:span text:style-name="T19">urlpatterns</text:span></text:span><text:span text:style-name="T19"> list, so you have:</text:span></text:p>
      <text:p text:style-name="P30">mysite/urls.py</text:p>
      <text:p text:style-name="P27">from django.conf.urls import include, url</text:p>
      <text:p text:style-name="P27">from django.contrib import admin</text:p>
      <text:p text:style-name="P27"/>
      <text:p text:style-name="P27">urlpatterns = [</text:p>
      <text:p text:style-name="P27"><text:s text:c="4"/>url(r'^polls/', include('polls.urls')),</text:p>
      <text:p text:style-name="P27"><text:s text:c="4"/>url(r'^admin/', admin.site.urls),</text:p>
      <text:p text:style-name="P16">]</text:p>
      <text:p text:style-name="P16"/>
      <text:p text:style-name="P38"/>
      <text:p text:style-name="P32"><text:soft-page-break/></text:p>
      <text:p text:style-name="P14"/>
      <text:p text:style-name="P14"/>
      <text:p text:style-name="P22"/>
      <text:p text:style-name="P21"/>
      <text:p text:style-name="P7"/>
      <text:p text:style-name="P7"/>
      <text:p text:style-name="P23"/>
      <text:p text:style-name="P14"/>
      <text:p text:style-name="P14"/>
      <text:p text:style-name="P14"/>
      <text:p text:style-name="P5"/>
      <text:p text:style-name="P19"/>
      <text:p text:style-name="P9"/>
      <text:p text:style-name="P17"/>
      <text:p text:style-name="P17"/>
      <text:p text:style-name="P15"/>
      <text:p text:style-name="P4"><text:span text:style-name="Source_20_Text"><text:span text:style-name="T3"/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0:45:36.458520278</meta:creation-date>
    <dc:date>2017-08-03T14:10:49.892047466</dc:date>
    <meta:editing-duration>PT1H37M28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4" meta:paragraph-count="84" meta:word-count="657" meta:character-count="4285" meta:non-whitespace-character-count="3578"/>
  </office:meta>
</office:document-meta>
</file>